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tMonteCarlo_relative" table:style-name="ta1">
        <table:shapes>
          <draw:frame draw:z-index="0" draw:style-name="gr1" draw:text-style-name="P1" svg:width="27.783cm" svg:height="9.005cm" svg:x="0.302cm" svg:y="36.337cm">
            <draw:object draw:notify-on-update-of-ranges="tetMonteCarlo_relative.B2:tetMonteCarlo_relative.B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ound_Number</text:p>
          </table:table-cell>
          <table:table-cell office:value-type="string" calcext:value-type="string">
            <text:p>Fitness_Genetics1</text:p>
          </table:table-cell>
          <table:table-cell office:value-type="string" calcext:value-type="string">
            <text:p>Fitness_Genetics2</text:p>
          </table:table-cell>
          <table:table-cell office:value-type="string" calcext:value-type="string">
            <text:p>Amount_GhostAgents1</text:p>
          </table:table-cell>
          <table:table-cell office:value-type="string" calcext:value-type="string">
            <text:p>Amount_GhostAgents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office:value-type="float" office:value="-0.479" calcext:value-type="float">
            <text:p>-0.4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97" calcext:value-type="float">
            <text:p>5.497</text:p>
          </table:table-cell>
          <table:table-cell office:value-type="float" office:value="-0.927" calcext:value-type="float">
            <text:p>-0.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13" calcext:value-type="float">
            <text:p>5.713</text:p>
          </table:table-cell>
          <table:table-cell office:value-type="float" office:value="-1.324" calcext:value-type="float">
            <text:p>-1.3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1" calcext:value-type="float">
            <text:p>6.891</text:p>
          </table:table-cell>
          <table:table-cell office:value-type="float" office:value="-1.045" calcext:value-type="float">
            <text:p>-1.0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83" calcext:value-type="float">
            <text:p>9.983</text:p>
          </table:table-cell>
          <table:table-cell office:value-type="float" office:value="-1.524" calcext:value-type="float">
            <text:p>-1.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642" calcext:value-type="float">
            <text:p>8.642</text:p>
          </table:table-cell>
          <table:table-cell office:value-type="float" office:value="-0.575" calcext:value-type="float">
            <text:p>-0.5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8" calcext:value-type="float">
            <text:p>9.58</text:p>
          </table:table-cell>
          <table:table-cell office:value-type="float" office:value="-1.333" calcext:value-type="float">
            <text:p>-1.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971" calcext:value-type="float">
            <text:p>9.971</text:p>
          </table:table-cell>
          <table:table-cell office:value-type="float" office:value="-2.303" calcext:value-type="float">
            <text:p>-2.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45" calcext:value-type="float">
            <text:p>9.345</text:p>
          </table:table-cell>
          <table:table-cell office:value-type="float" office:value="-2.55" calcext:value-type="float">
            <text:p>-2.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31" calcext:value-type="float">
            <text:p>10.331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89" calcext:value-type="float">
            <text:p>10.289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07" calcext:value-type="float">
            <text:p>10.507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42" calcext:value-type="float">
            <text:p>10.542</text:p>
          </table:table-cell>
          <table:table-cell office:value-type="float" office:value="-2.775" calcext:value-type="float">
            <text:p>-2.7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569" calcext:value-type="float">
            <text:p>9.569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421" calcext:value-type="float">
            <text:p>10.421</text:p>
          </table:table-cell>
          <table:table-cell office:value-type="float" office:value="-2.865" calcext:value-type="float">
            <text:p>-2.8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026" calcext:value-type="float">
            <text:p>10.02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455" calcext:value-type="float">
            <text:p>10.455</text:p>
          </table:table-cell>
          <table:table-cell office:value-type="float" office:value="-2.865" calcext:value-type="float">
            <text:p>-2.8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09" calcext:value-type="float">
            <text:p>10.109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6" calcext:value-type="float">
            <text:p>10.86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85" calcext:value-type="float">
            <text:p>11.08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59" calcext:value-type="float">
            <text:p>10.59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8" calcext:value-type="float">
            <text:p>11.58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645" calcext:value-type="float">
            <text:p>9.64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05" calcext:value-type="float">
            <text:p>10.0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275" calcext:value-type="float">
            <text:p>10.27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365" calcext:value-type="float">
            <text:p>10.36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545" calcext:value-type="float">
            <text:p>10.54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41" calcext:value-type="float">
            <text:p>10.4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96" calcext:value-type="float">
            <text:p>9.9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86" calcext:value-type="float">
            <text:p>10.8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5" calcext:value-type="float">
            <text:p>10.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815" calcext:value-type="float">
            <text:p>10.81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455" calcext:value-type="float">
            <text:p>10.45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23" calcext:value-type="float">
            <text:p>10.23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04" calcext:value-type="float">
            <text:p>11.0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04" calcext:value-type="float">
            <text:p>11.04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185" calcext:value-type="float">
            <text:p>10.18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175" calcext:value-type="float">
            <text:p>11.17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765" calcext:value-type="float">
            <text:p>6.76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735" calcext:value-type="float">
            <text:p>9.73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14" calcext:value-type="float">
            <text:p>10.1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23" calcext:value-type="float">
            <text:p>10.2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455" calcext:value-type="float">
            <text:p>10.45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3" calcext:value-type="float">
            <text:p>10.23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275" calcext:value-type="float">
            <text:p>10.27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4" calcext:value-type="float">
            <text:p>11.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95" calcext:value-type="float">
            <text:p>10.9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5" calcext:value-type="float">
            <text:p>10.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645" calcext:value-type="float">
            <text:p>9.64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265" calcext:value-type="float">
            <text:p>11.26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5" calcext:value-type="float">
            <text:p>10.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365" calcext:value-type="float">
            <text:p>10.36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905" calcext:value-type="float">
            <text:p>10.90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725" calcext:value-type="float">
            <text:p>10.72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49" calcext:value-type="float">
            <text:p>11.49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005" calcext:value-type="float">
            <text:p>10.00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32" calcext:value-type="float">
            <text:p>10.3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59" calcext:value-type="float">
            <text:p>10.59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22" calcext:value-type="float">
            <text:p>11.2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25" calcext:value-type="float">
            <text:p>9.82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635" calcext:value-type="float">
            <text:p>10.63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5" calcext:value-type="float">
            <text:p>10.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68" calcext:value-type="float">
            <text:p>10.68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1" calcext:value-type="float">
            <text:p>10.4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915" calcext:value-type="float">
            <text:p>9.91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275" calcext:value-type="float">
            <text:p>10.275</text:p>
          </table:table-cell>
          <table:table-cell office:value-type="float" office:value="-2.865" calcext:value-type="float">
            <text:p>-2.86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78" calcext:value-type="float">
            <text:p>9.7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365" calcext:value-type="float">
            <text:p>10.36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14" calcext:value-type="float">
            <text:p>10.1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23" calcext:value-type="float">
            <text:p>10.2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32" calcext:value-type="float">
            <text:p>10.3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755" calcext:value-type="float">
            <text:p>7.75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725" calcext:value-type="float">
            <text:p>10.72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32" calcext:value-type="float">
            <text:p>10.3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68" calcext:value-type="float">
            <text:p>10.68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635" calcext:value-type="float">
            <text:p>10.63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185" calcext:value-type="float">
            <text:p>10.18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5" calcext:value-type="float">
            <text:p>10.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815" calcext:value-type="float">
            <text:p>10.81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32" calcext:value-type="float">
            <text:p>10.3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14" calcext:value-type="float">
            <text:p>10.1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55" calcext:value-type="float">
            <text:p>10.455</text:p>
          </table:table-cell>
          <table:table-cell office:value-type="float" office:value="-2.865" calcext:value-type="float">
            <text:p>-2.86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995" calcext:value-type="float">
            <text:p>10.99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365" calcext:value-type="float">
            <text:p>10.36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825" calcext:value-type="float">
            <text:p>9.82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915" calcext:value-type="float">
            <text:p>9.91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635" calcext:value-type="float">
            <text:p>10.63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365" calcext:value-type="float">
            <text:p>10.36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69" calcext:value-type="float">
            <text:p>9.69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825" calcext:value-type="float">
            <text:p>9.82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59" calcext:value-type="float">
            <text:p>10.59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445" calcext:value-type="float">
            <text:p>11.44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86" calcext:value-type="float">
            <text:p>10.86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365" calcext:value-type="float">
            <text:p>10.36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78" calcext:value-type="float">
            <text:p>9.78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45" calcext:value-type="float">
            <text:p>11.44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68" calcext:value-type="float">
            <text:p>10.6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275" calcext:value-type="float">
            <text:p>10.27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365" calcext:value-type="float">
            <text:p>10.36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9" calcext:value-type="float">
            <text:p>10.59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455" calcext:value-type="float">
            <text:p>10.455</text:p>
          </table:table-cell>
          <table:table-cell office:value-type="float" office:value="-2.865" calcext:value-type="float">
            <text:p>-2.86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555" calcext:value-type="float">
            <text:p>9.55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49" calcext:value-type="float">
            <text:p>11.49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725" calcext:value-type="float">
            <text:p>10.72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35" calcext:value-type="float">
            <text:p>10.63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41" calcext:value-type="float">
            <text:p>10.4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455" calcext:value-type="float">
            <text:p>10.455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68" calcext:value-type="float">
            <text:p>10.68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59" calcext:value-type="float">
            <text:p>10.59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085" calcext:value-type="float">
            <text:p>11.08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095" calcext:value-type="float">
            <text:p>10.09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32" calcext:value-type="float">
            <text:p>10.32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.05" calcext:value-type="float">
            <text:p>10.0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05" calcext:value-type="float">
            <text:p>10.0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68" calcext:value-type="float">
            <text:p>10.68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735" calcext:value-type="float">
            <text:p>9.73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3" calcext:value-type="float">
            <text:p>10.23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735" calcext:value-type="float">
            <text:p>9.73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005" calcext:value-type="float">
            <text:p>10.005</text:p>
          </table:table-cell>
          <table:table-cell office:value-type="float" office:value="-2.955" calcext:value-type="float">
            <text:p>-2.955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5T01:14:34.580000000</dc:date>
    <meta:editing-duration>PT1H8M43S</meta:editing-duration>
    <meta:editing-cycles>1</meta:editing-cycles>
    <meta:document-statistic meta:table-count="1" meta:cell-count="605" meta:object-count="1"/>
    <meta:generator>LibreOffice/7.3.5.2$Windows_X86_64 LibreOffice_project/184fe81b8c8c30d8b5082578aee2fed2ea847c0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84cm" svg:height="9.006cm" xlink:href=".." xlink:type="simple" chart:class="chart:line" chart:style-name="ch1">
        <chart:legend chart:legend-position="end" svg:x="24.932cm" svg:y="4.204cm" style:legend-expansion="high" chart:style-name="ch2"/>
        <chart:plot-area chart:style-name="ch3" table:cell-range-address="tetMonteCarlo_relative.B2:tetMonteCarlo_relative.B121" svg:x="0.555cm" svg:y="0.18cm" svg:width="23.822cm" svg:height="8.646cm">
          <chart:coordinate-region svg:x="1.176cm" svg:y="0.379cm" svg:width="23.201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tMonteCarlo_relative.B2:tetMonteCarlo_relative.B12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1">
                <text:p>0.561</text:p>
                <draw:g>
                  <svg:desc>tetMonteCarlo_relative.B2:tetMonteCarlo_relative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97">
                <text:p>5.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13">
                <text:p>5.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91">
                <text:p>6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83">
                <text:p>9.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71">
                <text:p>9.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45">
                <text:p>9.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31">
                <text:p>10.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89">
                <text:p>10.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07">
                <text:p>10.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42">
                <text:p>10.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69">
                <text:p>9.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21">
                <text:p>10.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26">
                <text:p>10.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09">
                <text:p>10.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085">
                <text:p>11.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45">
                <text:p>9.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5">
                <text:p>10.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815">
                <text:p>10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185">
                <text:p>10.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645">
                <text:p>9.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265">
                <text:p>11.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05">
                <text:p>10.9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725">
                <text:p>10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05">
                <text:p>10.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25">
                <text:p>9.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35">
                <text:p>10.6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5">
                <text:p>9.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55">
                <text:p>7.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25">
                <text:p>10.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635">
                <text:p>10.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185">
                <text:p>10.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815">
                <text:p>10.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825">
                <text:p>9.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915">
                <text:p>9.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635">
                <text:p>10.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825">
                <text:p>9.8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45">
                <text:p>11.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445">
                <text:p>11.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555">
                <text:p>9.5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725">
                <text:p>10.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35">
                <text:p>10.6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455">
                <text:p>10.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85">
                <text:p>11.0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095">
                <text:p>10.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735">
                <text:p>9.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005">
                <text:p>1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